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2570" officeooo:paragraph-rsid="0029d436" style:font-size-asian="12pt" style:font-size-complex="12pt"/>
    </style:style>
    <style:style style:name="P2" style:family="paragraph" style:parent-style-name="Standard">
      <style:text-properties officeooo:rsid="002eebaf" officeooo:paragraph-rsid="002fda0e"/>
    </style:style>
    <style:style style:name="P3" style:family="paragraph" style:parent-style-name="Standard">
      <style:text-properties officeooo:rsid="002fda0e" officeooo:paragraph-rsid="002fda0e"/>
    </style:style>
    <style:style style:name="P4" style:family="paragraph" style:parent-style-name="Standard">
      <style:text-properties officeooo:rsid="002fda0e" officeooo:paragraph-rsid="00319904"/>
    </style:style>
    <style:style style:name="P5" style:family="paragraph" style:parent-style-name="Standard">
      <style:text-properties officeooo:rsid="002fda0e" officeooo:paragraph-rsid="0037b504"/>
    </style:style>
    <style:style style:name="P6" style:family="paragraph" style:parent-style-name="Standard">
      <style:text-properties officeooo:rsid="0034cfc8" officeooo:paragraph-rsid="0034cfc8"/>
    </style:style>
    <style:style style:name="P7" style:family="paragraph" style:parent-style-name="Standard">
      <style:text-properties officeooo:rsid="0037b504" officeooo:paragraph-rsid="0037b504"/>
    </style:style>
    <style:style style:name="P8" style:family="paragraph" style:parent-style-name="Text_20_body">
      <style:text-properties officeooo:paragraph-rsid="001de4de"/>
    </style:style>
    <style:style style:name="P9" style:family="paragraph" style:parent-style-name="Text_20_body">
      <style:text-properties style:font-name="Liberation Serif" fo:font-size="12pt" officeooo:rsid="001de4de" officeooo:paragraph-rsid="001ed9b9" style:font-size-asian="12pt" style:font-size-complex="12pt"/>
    </style:style>
    <style:style style:name="P10" style:family="paragraph" style:parent-style-name="Text_20_body">
      <style:text-properties style:font-name="Liberation Serif" fo:font-size="12pt" officeooo:rsid="001de4de" officeooo:paragraph-rsid="00260394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1de4de" officeooo:paragraph-rsid="002e973b" style:font-size-asian="12pt" style:font-size-complex="12pt"/>
    </style:style>
    <style:style style:name="P12" style:family="paragraph" style:parent-style-name="Text_20_body">
      <style:text-properties style:font-name="Liberation Serif" fo:font-size="12pt" officeooo:paragraph-rsid="001de4de" style:font-size-asian="12pt" style:font-size-complex="12pt"/>
    </style:style>
    <style:style style:name="P13" style:family="paragraph" style:parent-style-name="Text_20_body">
      <style:text-properties officeooo:paragraph-rsid="0027d952"/>
    </style:style>
    <style:style style:name="P14" style:family="paragraph" style:parent-style-name="Text_20_body">
      <style:text-properties style:font-name="Liberation Mono" fo:font-size="10pt" fo:font-weight="bold" officeooo:rsid="00202c68" officeooo:paragraph-rsid="00202c68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officeooo:paragraph-rsid="001ed9b9"/>
    </style:style>
    <style:style style:name="P16" style:family="paragraph" style:parent-style-name="Preformatted_20_Text">
      <style:text-properties style:font-name="Liberation Serif" fo:font-size="12pt" officeooo:rsid="00181b7c" officeooo:paragraph-rsid="00181b7c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paragraph-rsid="00152570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paragraph-rsid="001ed9b9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rsid="00242630" officeooo:paragraph-rsid="00242630" style:font-size-asian="12pt" style:font-size-complex="12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ize="12pt" officeooo:rsid="0013b407" officeooo:paragraph-rsid="002bc41b" style:font-size-asian="12pt" style:font-size-complex="12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2pt" officeooo:rsid="0029d436" officeooo:paragraph-rsid="0029d436" style:font-size-asian="12pt" style:font-size-complex="12pt"/>
    </style:style>
    <style:style style:name="P22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officeooo:paragraph-rsid="002d171d"/>
    </style:style>
    <style:style style:name="P23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4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officeooo:paragraph-rsid="0029d436" style:font-weight-asian="bold" style:font-weight-complex="bold"/>
    </style:style>
    <style:style style:name="P25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officeooo:paragraph-rsid="002d171d" style:font-weight-asian="bold" style:font-weight-complex="bold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fo:font-size="12pt" officeooo:rsid="0013f6c2" officeooo:paragraph-rsid="002bc41b" style:font-size-asian="12pt" style:font-size-complex="12pt"/>
    </style:style>
    <style:style style:name="P27" style:family="paragraph" style:parent-style-name="Preformatted_20_Text">
      <style:paragraph-properties fo:margin-left="2.501cm" fo:margin-right="0cm" fo:margin-top="0cm" fo:margin-bottom="0cm" style:contextual-spacing="false" fo:text-indent="0cm" style:auto-text-indent="false"/>
      <style:text-properties style:font-name="Liberation Serif" fo:font-size="10pt" fo:font-weight="bold" officeooo:rsid="00181b7c" officeooo:paragraph-rsid="0029d436" style:font-size-asian="10pt" style:font-weight-asian="bold" style:font-size-complex="10pt" style:font-weight-complex="bold"/>
    </style:style>
    <style:style style:name="P28" style:family="paragraph" style:parent-style-name="Quotations">
      <style:paragraph-properties fo:margin-left="1.251cm" fo:margin-right="1cm" fo:text-indent="0cm" style:auto-text-indent="false"/>
    </style:style>
    <style:style style:name="P29" style:family="paragraph" style:parent-style-name="Quotations">
      <style:paragraph-properties fo:margin-left="1.251cm" fo:margin-right="1cm" fo:text-indent="0cm" style:auto-text-indent="false"/>
      <style:text-properties style:font-name="Liberation Mono" fo:font-size="10pt" fo:font-weight="bold" officeooo:rsid="0027d952" officeooo:paragraph-rsid="0027d952" style:font-size-asian="10pt" style:font-weight-asian="bold" style:font-size-complex="10pt" style:font-weight-complex="bold"/>
    </style:style>
    <style:style style:name="P30" style:family="paragraph" style:parent-style-name="Quotations">
      <style:paragraph-properties fo:margin-left="0cm" fo:margin-right="1cm" fo:text-indent="0cm" style:auto-text-indent="false"/>
      <style:text-properties officeooo:paragraph-rsid="0027d952"/>
    </style:style>
    <style:style style:name="P31" style:family="paragraph" style:parent-style-name="Standard" style:list-style-name="L1">
      <style:text-properties fo:font-size="12pt" officeooo:rsid="0013b407" officeooo:paragraph-rsid="002bc41b" style:font-size-asian="12pt" style:font-size-complex="12pt"/>
    </style:style>
    <style:style style:name="P32" style:family="paragraph" style:parent-style-name="Standard">
      <style:text-properties fo:font-size="12pt" officeooo:rsid="0013b407" officeooo:paragraph-rsid="0043caba" style:font-size-asian="12pt" style:font-size-complex="12pt"/>
    </style:style>
    <style:style style:name="P33" style:family="paragraph" style:parent-style-name="Standard" style:list-style-name="L2">
      <style:text-properties fo:font-size="12pt" officeooo:rsid="0013f6c2" officeooo:paragraph-rsid="002bc41b" style:font-size-asian="12pt" style:font-size-complex="12pt"/>
    </style:style>
    <style:style style:name="P34" style:family="paragraph" style:parent-style-name="Standard" style:list-style-name="L3">
      <style:text-properties fo:font-size="12pt" officeooo:rsid="0029d436" officeooo:paragraph-rsid="0029d436" style:font-size-asian="12pt" style:font-size-complex="12pt"/>
    </style:style>
    <style:style style:name="P35" style:family="paragraph" style:parent-style-name="Standard">
      <style:text-properties fo:font-size="12pt" officeooo:rsid="00152570" officeooo:paragraph-rsid="0029d436" style:font-size-asian="12pt" style:font-size-complex="12pt"/>
    </style:style>
    <style:style style:name="P36" style:family="paragraph" style:parent-style-name="Standard">
      <style:text-properties fo:font-size="12pt" officeooo:rsid="00389972" officeooo:paragraph-rsid="00389972" style:font-size-asian="12pt" style:font-size-complex="12pt"/>
    </style:style>
    <style:style style:name="P37" style:family="paragraph" style:parent-style-name="Standard">
      <style:text-properties fo:font-size="12pt" officeooo:rsid="00389972" officeooo:paragraph-rsid="00399f32" style:font-size-asian="12pt" style:font-size-complex="12pt"/>
    </style:style>
    <style:style style:name="P38" style:family="paragraph" style:parent-style-name="Standard" style:list-style-name="L9">
      <style:text-properties fo:font-size="12pt" officeooo:rsid="00389972" officeooo:paragraph-rsid="004038dc" style:font-size-asian="12pt" style:font-size-complex="12pt"/>
    </style:style>
    <style:style style:name="P39" style:family="paragraph" style:parent-style-name="Standard">
      <style:text-properties officeooo:rsid="0037b504" officeooo:paragraph-rsid="0037b504"/>
    </style:style>
    <style:style style:name="P40" style:family="paragraph" style:parent-style-name="Standard" style:list-style-name="L5">
      <style:text-properties officeooo:paragraph-rsid="00389972"/>
    </style:style>
    <style:style style:name="P41" style:family="paragraph" style:parent-style-name="Standard" style:list-style-name="L5">
      <style:text-properties officeooo:paragraph-rsid="00399f32"/>
    </style:style>
    <style:style style:name="P42" style:family="paragraph" style:parent-style-name="Standard">
      <style:text-properties fo:font-size="10pt" officeooo:rsid="00389972" officeooo:paragraph-rsid="00389972" style:font-size-asian="10pt" style:font-size-complex="10pt"/>
    </style:style>
    <style:style style:name="P43" style:family="paragraph" style:parent-style-name="Standard">
      <style:text-properties fo:font-size="10pt" officeooo:rsid="00389972" officeooo:paragraph-rsid="0042fd7a" style:font-size-asian="10pt" style:font-size-complex="10pt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12pt" officeooo:rsid="00389972" officeooo:paragraph-rsid="00389972" style:font-size-asian="12pt" style:font-size-complex="12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2pt" officeooo:rsid="0013b407" officeooo:paragraph-rsid="0043caba" style:font-size-asian="12pt" style:font-size-complex="12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paragraph-rsid="00399f32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paragraph-rsid="00566bba"/>
    </style:style>
    <style:style style:name="P48" style:family="paragraph" style:parent-style-name="Standard">
      <style:paragraph-properties fo:margin-left="0cm" fo:margin-right="0cm" fo:text-indent="0cm" style:auto-text-indent="false" fo:background-color="#cccccc">
        <style:background-image/>
      </style:paragraph-properties>
      <style:text-properties fo:font-size="12pt" officeooo:rsid="00389972" officeooo:paragraph-rsid="00399f32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 fo:background-color="#cccccc">
        <style:background-image/>
      </style:paragraph-properties>
      <style:text-properties fo:font-size="12pt" officeooo:rsid="00389972" officeooo:paragraph-rsid="00389972" style:font-size-asian="12pt" style:font-size-complex="12pt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fo:font-size="10pt" officeooo:rsid="00389972" officeooo:paragraph-rsid="0042fd7a" style:font-size-asian="10pt" style:font-size-complex="10pt"/>
    </style:style>
    <style:style style:name="P51" style:family="paragraph" style:parent-style-name="Standard" style:list-style-name="L9">
      <style:paragraph-properties fo:margin-left="2.501cm" fo:margin-right="0cm" fo:text-indent="-0.635cm" style:auto-text-indent="false"/>
      <style:text-properties fo:font-size="12pt" officeooo:rsid="00389972" officeooo:paragraph-rsid="003cce40" style:font-size-asian="12pt" style:font-size-complex="12pt"/>
    </style:style>
    <style:style style:name="P52" style:family="paragraph" style:parent-style-name="Standard" style:list-style-name="L9">
      <style:paragraph-properties fo:margin-left="2.501cm" fo:margin-right="0cm" fo:text-indent="-0.635cm" style:auto-text-indent="false"/>
      <style:text-properties fo:font-size="12pt" officeooo:rsid="00389972" officeooo:paragraph-rsid="004038dc" style:font-size-asian="12pt" style:font-size-complex="12pt"/>
    </style:style>
    <style:style style:name="P53" style:family="paragraph" style:parent-style-name="Standard" style:list-style-name="L9">
      <style:paragraph-properties fo:margin-left="2.501cm" fo:margin-right="0cm" fo:text-indent="-0.635cm" style:auto-text-indent="false"/>
      <style:text-properties officeooo:paragraph-rsid="003cce40"/>
    </style:style>
    <style:style style:name="P54" style:family="paragraph" style:parent-style-name="Standard">
      <style:paragraph-properties fo:background-color="#cccccc">
        <style:background-image/>
      </style:paragraph-properties>
      <style:text-properties fo:font-size="10pt" officeooo:rsid="00389972" officeooo:paragraph-rsid="00389972" style:font-size-asian="10pt" style:font-size-complex="10pt"/>
    </style:style>
    <style:style style:name="P55" style:family="paragraph" style:parent-style-name="Standard">
      <style:paragraph-properties fo:background-color="#cccccc">
        <style:background-image/>
      </style:paragraph-properties>
      <style:text-properties fo:font-size="10pt" officeooo:rsid="00389972" officeooo:paragraph-rsid="0042fd7a" style:font-size-asian="10pt" style:font-size-complex="10pt"/>
    </style:style>
    <style:style style:name="P56" style:family="paragraph" style:parent-style-name="Standard">
      <style:paragraph-properties fo:background-color="#cccccc">
        <style:background-image/>
      </style:paragraph-properties>
      <style:text-properties fo:font-size="12pt" officeooo:rsid="00389972" officeooo:paragraph-rsid="00389972" style:font-size-asian="12pt" style:font-size-complex="12pt"/>
    </style:style>
    <style:style style:name="P57" style:family="paragraph" style:parent-style-name="Standard">
      <style:paragraph-properties fo:background-color="#cccccc">
        <style:background-image/>
      </style:paragraph-properties>
      <style:text-properties fo:font-size="12pt" officeooo:rsid="00389972" officeooo:paragraph-rsid="004038dc" style:font-size-asian="12pt" style:font-size-complex="12pt"/>
    </style:style>
    <style:style style:name="P58" style:family="paragraph" style:parent-style-name="Standard">
      <style:paragraph-properties fo:background-color="#cccccc">
        <style:background-image/>
      </style:paragraph-properties>
      <style:text-properties fo:font-size="12pt" officeooo:rsid="00389972" officeooo:paragraph-rsid="0042fd7a" style:font-size-asian="12pt" style:font-size-complex="12pt"/>
    </style:style>
    <style:style style:name="P59" style:family="paragraph" style:parent-style-name="Standard">
      <style:paragraph-properties fo:margin-left="3.752cm" fo:margin-right="0cm" fo:text-indent="0cm" style:auto-text-indent="false"/>
      <style:text-properties fo:font-size="12pt" officeooo:rsid="00389972" officeooo:paragraph-rsid="00399f32" style:font-size-asian="12pt" style:font-size-complex="12pt"/>
    </style:style>
    <style:style style:name="P60" style:family="paragraph" style:parent-style-name="Text_20_body">
      <style:text-properties officeooo:rsid="0047ddbe" officeooo:paragraph-rsid="0047ddbe"/>
    </style:style>
    <style:style style:name="P61" style:family="paragraph" style:parent-style-name="Text_20_body">
      <style:text-properties officeooo:paragraph-rsid="004c083e"/>
    </style:style>
    <style:style style:name="P62" style:family="paragraph" style:parent-style-name="Text_20_body">
      <style:text-properties officeooo:rsid="004d44d0" officeooo:paragraph-rsid="004d44d0"/>
    </style:style>
    <style:style style:name="P63" style:family="paragraph" style:parent-style-name="Text_20_body">
      <style:text-properties officeooo:rsid="004e74d8" officeooo:paragraph-rsid="004e74d8"/>
    </style:style>
    <style:style style:name="P64" style:family="paragraph" style:parent-style-name="Text_20_body">
      <style:text-properties officeooo:rsid="004eff5c" officeooo:paragraph-rsid="004eff5c"/>
    </style:style>
    <style:style style:name="P65" style:family="paragraph" style:parent-style-name="Text_20_body">
      <style:text-properties officeooo:rsid="0050e1b5" officeooo:paragraph-rsid="0050e1b5"/>
    </style:style>
    <style:style style:name="P66" style:family="paragraph" style:parent-style-name="Text_20_body">
      <style:text-properties officeooo:rsid="00529cf7" officeooo:paragraph-rsid="00529cf7"/>
    </style:style>
    <style:style style:name="P67" style:family="paragraph" style:parent-style-name="Text_20_body">
      <style:text-properties officeooo:rsid="0053abf4" officeooo:paragraph-rsid="0053abf4"/>
    </style:style>
    <style:style style:name="P68" style:family="paragraph" style:parent-style-name="Text_20_body">
      <style:text-properties officeooo:rsid="0054e75d" officeooo:paragraph-rsid="0054e75d"/>
    </style:style>
    <style:style style:name="P69" style:family="paragraph" style:parent-style-name="Preformatted_20_Text" style:list-style-name="L4">
      <style:text-properties style:font-name="Liberation Serif" fo:font-size="12pt" officeooo:rsid="0027d952" officeooo:paragraph-rsid="002d171d" style:font-size-asian="12pt" style:font-size-complex="12pt"/>
    </style:style>
    <style:style style:name="P70" style:family="paragraph" style:parent-style-name="Preformatted_20_Text" style:list-style-name="L4">
      <style:paragraph-properties fo:margin-left="2.501cm" fo:margin-right="0cm" fo:text-indent="-0.635cm" style:auto-text-indent="false"/>
      <style:text-properties style:font-name="Liberation Mono" fo:font-size="10pt" fo:font-weight="bold" officeooo:rsid="0027d952" officeooo:paragraph-rsid="002d171d" style:font-size-asian="10pt" style:font-weight-asian="bold" style:font-size-complex="10pt" style:font-weight-complex="bold"/>
    </style:style>
    <style:style style:name="P71" style:family="paragraph" style:parent-style-name="Title">
      <style:text-properties officeooo:paragraph-rsid="0044bdb6"/>
    </style:style>
    <style:style style:name="P72" style:family="paragraph" style:parent-style-name="Heading_20_1">
      <style:text-properties style:font-name="Liberation Sans" fo:font-size="18.2000007629395pt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73" style:family="paragraph" style:parent-style-name="Heading_20_1">
      <style:text-properties style:font-name="Liberation Sans" fo:font-size="18.2000007629395pt" fo:font-weight="bold" officeooo:rsid="0029d43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74" style:family="paragraph" style:parent-style-name="Heading_20_1">
      <style:text-properties officeooo:rsid="0047ddbe" officeooo:paragraph-rsid="0047ddbe"/>
    </style:style>
    <style:style style:name="P75" style:family="paragraph" style:parent-style-name="Heading_20_1">
      <style:paragraph-properties fo:break-before="column"/>
    </style:style>
    <style:style style:name="P76" style:family="paragraph" style:parent-style-name="Heading_20_1">
      <style:paragraph-properties fo:break-before="page"/>
      <style:text-properties style:font-name="Liberation Sans" fo:font-size="18.2000007629395pt" fo:font-weight="bold" officeooo:rsid="0029d43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ed9b9" style:font-size-asian="12pt" style:font-size-complex="12pt"/>
    </style:style>
    <style:style style:name="T3" style:family="text">
      <style:text-properties style:font-name="Liberation Serif" fo:font-size="12pt" officeooo:rsid="00242630" style:font-size-asian="12pt" style:font-size-complex="12pt"/>
    </style:style>
    <style:style style:name="T4" style:family="text">
      <style:text-properties style:font-name="Liberation Serif" fo:font-size="12pt" officeooo:rsid="0027d952" style:font-size-asian="12pt" style:font-size-complex="12pt"/>
    </style:style>
    <style:style style:name="T5" style:family="text">
      <style:text-properties style:font-name="Liberation Serif" fo:font-size="12pt" officeooo:rsid="0029d436" style:font-size-asian="12pt" style:font-size-complex="12pt"/>
    </style:style>
    <style:style style:name="T6" style:family="text">
      <style:text-properties style:font-name="Liberation Serif" fo:font-size="12pt" officeooo:rsid="001c6356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officeooo:rsid="0027d95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89972" style:font-size-asian="12pt" style:font-size-complex="12pt"/>
    </style:style>
    <style:style style:name="T12" style:family="text">
      <style:text-properties fo:font-size="12pt" officeooo:rsid="003b7c90" style:font-size-asian="12pt" style:font-size-complex="12pt"/>
    </style:style>
    <style:style style:name="T13" style:family="text">
      <style:text-properties fo:font-size="12pt" officeooo:rsid="003cce40" style:font-size-asian="12pt" style:font-size-complex="12pt"/>
    </style:style>
    <style:style style:name="T14" style:family="text">
      <style:text-properties fo:font-size="12pt" officeooo:rsid="003e9d69" style:font-size-asian="12pt" style:font-size-complex="12pt"/>
    </style:style>
    <style:style style:name="T15" style:family="text">
      <style:text-properties fo:font-size="12pt" officeooo:rsid="004038dc" style:font-size-asian="12pt" style:font-size-complex="12pt"/>
    </style:style>
    <style:style style:name="T16" style:family="text">
      <style:text-properties fo:font-size="12pt" officeooo:rsid="0013b407" style:font-size-asian="12pt" style:font-size-complex="12pt"/>
    </style:style>
    <style:style style:name="T17" style:family="text">
      <style:text-properties fo:font-size="12pt" officeooo:rsid="00566bba" style:font-size-asian="12pt" style:font-size-complex="12pt"/>
    </style:style>
    <style:style style:name="T18" style:family="text">
      <style:text-properties officeooo:rsid="00202c68"/>
    </style:style>
    <style:style style:name="T19" style:family="text">
      <style:text-properties officeooo:rsid="00260394"/>
    </style:style>
    <style:style style:name="T20" style:family="text">
      <style:text-properties officeooo:rsid="0027d952"/>
    </style:style>
    <style:style style:name="T21" style:family="text">
      <style:text-properties officeooo:rsid="0029d436"/>
    </style:style>
    <style:style style:name="T22" style:family="text">
      <style:text-properties fo:color="#c0c0c0"/>
    </style:style>
    <style:style style:name="T23" style:family="text">
      <style:text-properties style:font-name="Liberation Mono" fo:font-size="10pt" style:font-size-asian="10pt" style:font-size-complex="10pt"/>
    </style:style>
    <style:style style:name="T24" style:family="text">
      <style:text-properties style:font-name="Liberation Mono" fo:font-size="10pt" officeooo:rsid="001ed9b9" style:font-size-asian="10pt" style:font-size-complex="10pt"/>
    </style:style>
    <style:style style:name="T25" style:family="text">
      <style:text-properties style:font-name="Liberation Mono" fo:font-size="10pt" officeooo:rsid="00260394" style:font-size-asian="10pt" style:font-size-complex="10pt"/>
    </style:style>
    <style:style style:name="T2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Liberation Mono" fo:font-size="10pt" fo:font-weight="bold" officeooo:rsid="0027d952" style:font-size-asian="10pt" style:font-weight-asian="bold" style:font-size-complex="10pt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font-weight="bold" officeooo:rsid="0027d952" style:font-size-asian="10pt" style:font-weight-asian="bold" style:font-size-complex="10pt" style:font-weight-complex="bold"/>
    </style:style>
    <style:style style:name="T31" style:family="text">
      <style:text-properties officeooo:rsid="002dccb6"/>
    </style:style>
    <style:style style:name="T32" style:family="text">
      <style:text-properties officeooo:rsid="002ea315"/>
    </style:style>
    <style:style style:name="T33" style:family="text">
      <style:text-properties officeooo:rsid="0033264f"/>
    </style:style>
    <style:style style:name="T34" style:family="text">
      <style:text-properties officeooo:rsid="00399f32"/>
    </style:style>
    <style:style style:name="T35" style:family="text">
      <style:text-properties officeooo:rsid="003cce40"/>
    </style:style>
    <style:style style:name="T36" style:family="text">
      <style:text-properties officeooo:rsid="004038dc"/>
    </style:style>
    <style:style style:name="T37" style:family="text">
      <style:text-properties officeooo:rsid="0013b407"/>
    </style:style>
    <style:style style:name="T38" style:family="text">
      <style:text-properties officeooo:rsid="004c083e"/>
    </style:style>
    <style:style style:name="T39" style:family="text">
      <style:text-properties officeooo:rsid="00566b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Sunflower system in ROS Indigo</text:p>
      <text:h text:style-name="P72" text:outline-level="1"><text:span text:style-name="T37">Install Linux 14.04</text:span></text:h>
      <text:list xml:id="list5972080270909406943" text:style-name="L1">
        <text:list-item>
          <text:p text:style-name="P31">Install Linux 14.04 from USB</text:p>
        </text:list-item>
      </text:list>
      <text:p text:style-name="P20">login: uh-common</text:p>
      <text:p text:style-name="P20">temp pass: password</text:p>
      <text:h text:style-name="Heading_20_1" text:outline-level="1">Setting up the pc system</text:h>
      <text:list xml:id="list7668264589704515617" text:style-name="L2">
        <text:list-item>
          <text:p text:style-name="P33">Add users to dialout group so they have access to /dev/ttyUSB</text:p>
        </text:list-item>
      </text:list>
      <text:p text:style-name="P26">i.e. <text:span text:style-name="T26">sudo usermod -a -G dialout uh-common</text:span></text:p>
      <text:h text:style-name="Heading_20_1" text:outline-level="1">Creating symlink for each /<text:span text:style-name="T34">dev/</text:span>ttyUSB<text:span text:style-name="T34">X</text:span> device using udev rules</text:h>
      <text:p text:style-name="P36"></text:p>
      <text:list xml:id="list2563234477418389016" text:style-name="L5">
        <text:list-item>
          <text:p text:style-name="P40"><text:span text:style-name="T11">The "90-persistent-usb.rules" in sf1-2 folder should be copied to /etc/udev/rules.d/</text:span></text:p>
        </text:list-item>
      </text:list>
      <text:p text:style-name="P36"></text:p>
      <text:list xml:id="list155653064923876" text:continue-numbering="true" text:style-name="L5">
        <text:list-item>
          <text:p text:style-name="P40"><text:span text:style-name="T11">Then Run the command below to trigger the new udev rules</text:span></text:p>
        </text:list-item>
      </text:list>
      <text:p text:style-name="P36"></text:p>
      <text:p text:style-name="P56"><text:tab/><text:tab/>#udevadm control --reload-rules</text:p>
      <text:p text:style-name="P56"><text:tab/><text:tab/>#udevadm trigger</text:p>
      <text:p text:style-name="P36"></text:p>
      <text:list xml:id="list155653462686835" text:continue-numbering="true" text:style-name="L5">
        <text:list-item>
          <text:p text:style-name="P41"><text:span text:style-name="T11">Now plug in the pioneer and dynamixel usb devices and you should see /dev/p3dxBase and /dev/dynamixel ports created automatically. </text:span></text:p>
          <text:p text:style-name="P41"><text:span text:style-name="T11"/></text:p>
        </text:list-item>
        <text:list-item>
          <text:p text:style-name="P41"><text:span text:style-name="T11">If not Check that your devices ids matched the configurations in 90-persistent-usb.rules </text:span><text:span text:style-name="T12">and follow the</text:span><text:span text:style-name="T11"> </text:span><text:span text:style-name="T12">instructions</text:span><text:span text:style-name="T11"> below </text:span><text:span text:style-name="T12">to</text:span><text:span text:style-name="T11"> update the rules </text:span><text:span text:style-name="T12">as</text:span><text:span text:style-name="T11"> needed.</text:span></text:p>
        </text:list-item>
      </text:list>
      <text:p text:style-name="P46"><text:span text:style-name="T11"/></text:p>
      <text:list xml:id="list471750925451997935" text:style-name="L9">
        <text:list-item>
          <text:p text:style-name="P53"><text:span text:style-name="T11">Unplug your robot </text:span><text:span text:style-name="T13">or </text:span><text:span text:style-name="T11">dynamixel </text:span><text:span text:style-name="T13">USB connector</text:span><text:span text:style-name="T11"> from </text:span><text:span text:style-name="T13">the </text:span><text:span text:style-name="T11">pc</text:span></text:p>
        </text:list-item>
        <text:list-item>
          <text:p text:style-name="P53"><text:span text:style-name="T13">R</text:span><text:span text:style-name="T11">un the command below</text:span></text:p>
        </text:list-item>
      </text:list>
      <text:p text:style-name="P37"><text:s text:c="3"/></text:p>
      <text:p text:style-name="P48"><text:s/><text:tab/><text:tab/>#udevadm monitor -u</text:p>
      <text:p text:style-name="P59"/>
      <text:list xml:id="list155653424625584" text:continue-numbering="true" text:style-name="L9">
        <text:list-item>
          <text:p text:style-name="P51"><text:span text:style-name="T35">Re-plugged</text:span> the <text:span text:style-name="T35">USB</text:span> <text:span text:style-name="T35">connector</text:span> for identification, <text:span text:style-name="T35">you will see something similar to the UDEV list below</text:span></text:p>
        </text:list-item>
      </text:list>
      <text:p text:style-name="P59"/>
      <text:p text:style-name="P54"><text:s text:c="4"/>UDEV <text:s/>[2224.268312] add <text:s text:c="5"/>/devices/pci0000:00/0000:00:04.0/usb3/3-4 (usb)</text:p>
      <text:p text:style-name="P54"><text:s text:c="4"/>UDEV <text:s/>[2224.273835] add <text:s text:c="5"/>/devices/pci0000:00/0000:00:04.0/usb3/3-4/3-4:1.0 (usb)</text:p>
      <text:p text:style-name="P54"><text:s text:c="4"/>UDEV <text:s/>[2224.276554] add <text:s text:c="5"/>/devices/pci0000:00/0000:00:04.0/usb3/3-4/3-4:1.0/ttyUSB0 (usb-serial)</text:p>
      <text:p text:style-name="P54"><text:s text:c="4"/>UDEV <text:s/>[2224.283136] add <text:s text:c="5"/>/devices/pci0000:00/0000:00:04.0/usb3/3-4/3-4:1.0/ttyUSB0/tty/ttyUSB0 (tty)</text:p>
      <text:p text:style-name="P44"></text:p>
      <text:list xml:id="list155653995494263" text:continue-numbering="true" text:style-name="L9">
        <text:list-item>
          <text:p text:style-name="P51">Then run the command below using the identified device<text:span text:style-name="T36">'s info </text:span>to get <text:span text:style-name="T36">a </text:span>detail info </text:p>
        </text:list-item>
      </text:list>
      <text:p text:style-name="P44"></text:p>
      <text:p text:style-name="P49"><text:s text:c="3"/><text:tab/><text:tab/>#udevadm info -a --path=/sys/devices/pci0000:00/0000:00:04.0/usb3/3-4</text:p>
      <text:p text:style-name="P36"> <text:s text:c="3"/></text:p>
      <text:p text:style-name="P58"><text:span text:style-name="T28"><text:s text:c="4"/>KERNEL=="3-4"</text:span></text:p>
      <text:p text:style-name="P55"><text:s text:c="4"/>SUBSYSTEM=="usb"</text:p>
      <text:p text:style-name="P55"><text:s text:c="4"/>DRIVER=="usb"</text:p>
      <text:p text:style-name="P55"><text:s text:c="4"/>ATTR{bDeviceSubClass}=="00"</text:p>
      <text:p text:style-name="P55"><text:soft-page-break/><text:s text:c="4"/>ATTR{bDeviceProtocol}=="00"</text:p>
      <text:p text:style-name="P55"><text:s text:c="4"/>ATTR{devpath}=="4"</text:p>
      <text:p text:style-name="P54"><text:s text:c="4"/>ATTR{idVendor}=="0403"</text:p>
      <text:p text:style-name="P54"><text:s text:c="4"/>ATTR{speed}=="12"</text:p>
      <text:p text:style-name="P54"><text:s text:c="4"/>ATTR{bNumInterfaces}==" 1"</text:p>
      <text:p text:style-name="P54"><text:s text:c="4"/>ATTR{bConfigurationValue}=="1"</text:p>
      <text:p text:style-name="P54"><text:s text:c="4"/>ATTR{bMaxPacketSize0}=="8"</text:p>
      <text:p text:style-name="P54"><text:s text:c="4"/>ATTR{busnum}=="3"</text:p>
      <text:p text:style-name="P54"><text:s text:c="4"/>ATTR{devnum}=="11"</text:p>
      <text:p text:style-name="P54"><text:s text:c="4"/>ATTR{configuration}==""</text:p>
      <text:p text:style-name="P54"><text:s text:c="4"/>ATTR{bMaxPower}=="90mA"</text:p>
      <text:p text:style-name="P54"><text:s text:c="4"/>ATTR{authorized}=="1"</text:p>
      <text:p text:style-name="P54"><text:s text:c="4"/>ATTR{bmAttributes}=="a0"</text:p>
      <text:p text:style-name="P54"><text:s text:c="4"/>...</text:p>
      <text:p text:style-name="P43"><text:span text:style-name="T14"><text:tab/></text:span></text:p>
      <text:p text:style-name="P50"><text:span text:style-name="T14">Or </text:span><text:span text:style-name="T10">use udevadm and grep to print the </text:span><text:span text:style-name="T15">particular </text:span><text:span text:style-name="T14">info </text:span><text:span text:style-name="T10">you need, i.e. the serial attribute</text:span></text:p>
      <text:p text:style-name="P36"><text:s text:c="4"/></text:p>
      <text:p text:style-name="P56"><text:tab/><text:tab/> #udevadm info -a -n /dev/ttyUSB0 | grep '{serial}' </text:p>
      <text:p text:style-name="P36"/>
      <text:p text:style-name="P57"><text:span text:style-name="T28"><text:s text:c="4"/>ATTRS{serial}=="A700etWE"</text:span></text:p>
      <text:p text:style-name="P56"/>
      <text:p text:style-name="P42"/>
      <text:list xml:id="list155654577771744" text:continue-numbering="true" text:style-name="L9">
        <text:list-item>
          <text:p text:style-name="P52"><text:span text:style-name="T36">For example, if we are checking our dynamixel device, we will have to make sure the UDEV info (i.e. above)</text:span> matched the <text:span text:style-name="T35">dynamixel </text:span>configurations <text:span text:style-name="T36">we have in the </text:span>"90-persistent-usb.rules" <text:span text:style-name="T35">configuration</text:span> <text:span text:style-name="T35">file in order to automatically create a symlink for that device.</text:span> <text:span text:style-name="T36">Otherwise we will have to</text:span> <text:span text:style-name="T36">enter the UDEV info for the new device into the </text:span>configuration file <text:span text:style-name="T36">and r</text:span>un the command below to trigger the new udev rules</text:p>
          <text:p text:style-name="P38"/>
        </text:list-item>
      </text:list>
      <text:p text:style-name="P49"><text:tab/><text:tab/>#udevadm control --reload-rules</text:p>
      <text:p text:style-name="P49"><text:tab/><text:tab/>#udevadm trigger</text:p>
      <text:h text:style-name="P76" text:outline-level="1">Install ROS indigo</text:h>
      <text:p text:style-name="P45">See http://wiki.ros.org/indigo/Installation/Ubuntu</text:p>
      <text:p text:style-name="P32"/>
      <text:h text:style-name="P73" text:outline-level="1">Install ROSARIA</text:h>
      <text:p text:style-name="P47"><text:span text:style-name="T16">See </text:span><text:a xlink:type="simple" xlink:href="http://wiki.ros.org/ROSARIA"><text:span text:style-name="T16">http://wiki.ros.org/ROSARIA</text:span></text:a><text:span text:style-name="T16"> </text:span><text:span text:style-name="T17">to install </text:span>ARIA library from Adept <text:a xlink:type="simple" xlink:href="http://wiki.ros.org/MobileRobots">MobileRobots</text:a>. </text:p>
      <text:p text:style-name="P47"><text:span text:style-name="T17">We will use our copy of ROSARIA which is a customised version of the original ROSARIA to support the tune function.</text:span></text:p>
      <text:p text:style-name="P1"/>
      <text:h text:style-name="Heading_20_1" text:outline-level="1">Create catkin workspace</text:h>
      <text:p text:style-name="P66"><text:tab/><text:a xlink:type="simple" xlink:href="http://wiki.ros.org/catkin/Tutorials/create_a_workspace">http://wiki.ros.org/catkin/Tutorials/create_a_workspace</text:a></text:p>
      <text:h text:style-name="Heading_20_1" text:outline-level="1">Installing dynamixel_motor</text:h>
      <text:p text:style-name="P61"><text:span text:style-name="T38">Pull dynamixel_motor from </text:span><text:a xlink:type="simple" xlink:href="https://github.com/uh-klk/dynamixel_motor.git"><text:span text:style-name="T38">https://github.com/uh-klk/dynamixel_motor.git</text:span></text:a><text:span text:style-name="T38"> into the source folder of catkin workspace i.e. ~/catkin_ws/src</text:span></text:p>
      <text:h text:style-name="Heading_20_1" text:outline-level="1">Installing sf_proto</text:h>
      <text:p text:style-name="P62">Create a sunflower folder inside source folder of catkin workspace i.e. ~/catkin_ws/src/sunflower</text:p>
      <text:p text:style-name="P62">In this folder, clone the following codes from github.</text:p>
      <text:p text:style-name="P63"><text:a xlink:type="simple" xlink:href="https://github.com/uh-klk/dynamixel_description.git">https://github.com/uh-klk/dynamixel_description.git</text:a></text:p>
      <text:p text:style-name="P63"><text:a xlink:type="simple" xlink:href="https://github.com/uh-klk/rosaria.git">https://github.com/uh-klk/rosaria.git</text:a></text:p>
      <text:p text:style-name="P63"><text:a xlink:type="simple" xlink:href="https://github.com/uh-klk/rosaria_client.git">https://github.com/uh-klk/rosaria_client.git</text:a></text:p>
      <text:p text:style-name="P63"><text:a xlink:type="simple" xlink:href="https://github.com/uh-klk/sf_controller.git">https://github.com/uh-klk/sf_controller.git</text:a></text:p>
      <text:p text:style-name="P63"><text:a xlink:type="simple" xlink:href="https://github.com/uh-klk/sf_dance.git">https://github.com/uh-klk/sf_dance.git</text:a></text:p>
      <text:p text:style-name="P63"><text:a xlink:type="simple" xlink:href="https://github.com/uh-klk/sf_description.git">https://github.com/uh-klk/sf_description.git</text:a></text:p>
      <text:p text:style-name="P63"><text:a xlink:type="simple" xlink:href="https://github.com/uh-klk/sf_hardware_config.git">https://github.com/uh-klk/sf_hardware_config.git</text:a></text:p>
      <text:p text:style-name="P63"><text:a xlink:type="simple" xlink:href="https://github.com/uh-klk/sf_head.git">https://github.com/uh-klk/sf_head.git</text:a></text:p>
      <text:p text:style-name="P63"><text:a xlink:type="simple" xlink:href="https://github.com/uh-klk/sf_light.git">https://github.com/uh-klk/sf_light.git</text:a></text:p>
      <text:p text:style-name="P63"><text:a xlink:type="simple" xlink:href="https://github.com/uh-klk/sf_navigation.git">https://github.com/uh-klk/sf_navigation.git</text:a></text:p>
      <text:p text:style-name="P63"><text:a xlink:type="simple" xlink:href="https://github.com/uh-klk/sf_tune.git">https://github.com/uh-klk/sf_tune.git</text:a></text:p>
      <text:p text:style-name="P64"><text:a xlink:type="simple" xlink:href="https://github.com/uh-klk/uh_environments.git">https://github.com/uh-klk/uh_environments.git</text:a></text:p>
      <text:h text:style-name="Heading_20_1" text:outline-level="1">Compling the source </text:h>
      <text:p text:style-name="P65">Go to the root of catkin workspace i.e. catkin_ws and type catkin_make</text:p>
      <text:p text:style-name="P67"><text:soft-page-break/>You may need to set up your bashrc file</text:p>
      <text:p text:style-name="P68"></text:p>
      <text:p text:style-name="P68">source /opt/ros/indigo/setup.bash</text:p>
      <text:p text:style-name="P68">source ~/catkin_ws/devel/setup.bash</text:p>
      <text:p text:style-name="P68"></text:p>
      <text:p text:style-name="P68">export ROS_PACKAGE_PATH=~/git/:$ROS_PACKAGE_PATH</text:p>
      <text:p text:style-name="P68">export ROS_MASTER_URI=http://sf-proto:11311</text:p>
      <text:p text:style-name="P68"></text:p>
      <text:p text:style-name="P68">export ROBOT=sf-proto</text:p>
      <text:p text:style-name="P68">export ROBOT_ENV=uh-e125</text:p>
      <text:p text:style-name="P63"/>
      <text:p text:style-name="P63"/>
      <text:p text:style-name="P63"/>
      <text:p text:style-name="P63"/>
      <text:h text:style-name="P74" text:outline-level="1">Instruction for launching Sunflower</text:h>
      <text:p text:style-name="P60">roslaunch rosaria sf_aria_driver.launch </text:p>
      <text:p text:style-name="P60">roslaunch sf_navigation navigation.launch </text:p>
      <text:p text:style-name="P60">roslaunch sf_controller start_controller.launch </text:p>
      <text:p text:style-name="P60">roslaunch sf_dance sf_dance.launch </text:p>
      <text:p text:style-name="P60">roslaunch sf_head sf_head.launch </text:p>
      <text:p text:style-name="P60">roslaunch sf_tune sf_tune.launch </text:p>
      <text:p text:style-name="P60"></text:p>
      <text:p text:style-name="P60"># send commands to test the behaviour channel together</text:p>
      <text:p text:style-name="P60">rostopic pub -1 /sf_tune/sf_tune_filename std_msgs/String "Happy.xml" | rostopic pub -1 /sf_dance/sf_dance_filename std_msgs/String "Happy.xml" | rostopic pub -1 /sf_head/sf_headMovement_filename std_msgs/String "Happy.xml"</text:p>
      <text:p text:style-name="P60"></text:p>
      <text:p text:style-name="P60"># sending command to test individual behaviour channel</text:p>
      <text:p text:style-name="P60">rostopic pub -1 /sf_head/sf_headMovement_filename std_msgs/String "Happy.xml" </text:p>
      <text:p text:style-name="P60"></text:p>
      <text:p text:style-name="P60"># sending command to control the neck and head joints from terminal</text:p>
      <text:p text:style-name="P60"><text:soft-page-break/>rostopic pub -1 /neck_lower_controller/command_with_speed std_msgs/Float64MultiArray "layout:</text:p>
      <text:p text:style-name="P60"><text:s text:c="2"/>dim:</text:p>
      <text:p text:style-name="P60"><text:s text:c="2"/>- label: ''</text:p>
      <text:p text:style-name="P60"><text:s text:c="4"/>size: 0</text:p>
      <text:p text:style-name="P60"><text:s text:c="4"/>stride: 0</text:p>
      <text:p text:style-name="P60"><text:s text:c="2"/>data_offset: 0</text:p>
      <text:p text:style-name="P60">data: [0.0, 100]"</text:p>
      <text:h text:style-name="P75" text:outline-level="1"/>
      <text:h text:style-name="P75" text:outline-level="1"><text:span text:style-name="T21">Install Qt manually from the latest .run file.</text:span></text:h>
      <text:p text:style-name="P1"/>
      <text:list xml:id="list1172179675039963580" text:style-name="L3">
        <text:list-item>
          <text:p text:style-name="P34">Then create QtCreator shortcut (i.e. qtcreator.desktop) to your desktop for for ROS projects with the following entry:</text:p>
        </text:list-item>
      </text:list>
      <text:p text:style-name="P21"/>
      <text:p text:style-name="P24">[Desktop<text:span text:style-name="T22"> </text:span>Entry]</text:p>
      <text:p text:style-name="P23">Exec=bash<text:span text:style-name="T22"> </text:span>-i<text:span text:style-name="T22"> </text:span>-c<text:span text:style-name="T22"> </text:span>/opt/Qt5.5.1/Tools/QtCreator/bin/qtcreator<text:span text:style-name="T22"> </text:span>%F</text:p>
      <text:p text:style-name="P23">Icon=QtProject-qtcreator</text:p>
      <text:p text:style-name="P23">Type=Application</text:p>
      <text:p text:style-name="P23">Terminal=false</text:p>
      <text:p text:style-name="P23">Name=Qt<text:span text:style-name="T22"> </text:span>Creator</text:p>
      <text:p text:style-name="P23">GenericName=Integrated<text:span text:style-name="T22"> </text:span>Development<text:span text:style-name="T22"> </text:span>Environment</text:p>
      <text:p text:style-name="P23">MimeType=text/x-c++src;text/x-c++hdr;text/x-xsrc;application/x-designer;application/vnd.nokia.qt.qmakeprofile;application/vnd.nokia.xml.qt.resource;</text:p>
      <text:p text:style-name="P23">Categories=Qt;Development;IDE;</text:p>
      <text:p text:style-name="P25">InitialPreference=9</text:p>
      <text:p text:style-name="P22"/>
      <text:p text:style-name="P22"><text:span text:style-name="T5">Note: <text:s/></text:span><text:span text:style-name="T6">“bash -i -c” </text:span><text:span text:style-name="T5">line was added </text:span><text:span text:style-name="T6">to the Exec line </text:span><text:span text:style-name="T5">just before the location of qtcreator </text:span><text:span text:style-name="T6">as shown below :</text:span></text:p>
      <text:p text:style-name="P16"/>
      <text:p text:style-name="P27">Exec=bash<text:span text:style-name="T22"> </text:span>-i<text:span text:style-name="T22"> </text:span>-c<text:span text:style-name="T22"> </text:span>/opt/Qt5.5.1/Tools/QtCreator/bin/qtcreator<text:span text:style-name="T22"> </text:span>%F</text:p>
      <text:p text:style-name="P17"/>
      <text:list xml:id="list4190036724122665929" text:style-name="L4">
        <text:list-item>
          <text:p text:style-name="P69">Give the newly created qtcreator.destop executable mode</text:p>
          <text:p text:style-name="P70">sudo chmod +x qtcreator.desktop</text:p>
        </text:list-item>
      </text:list>
      <text:p text:style-name="P17"/>
      <text:p text:style-name="P15"><text:span text:style-name="T2">This </text:span><text:span text:style-name="T4">allows</text:span><text:span text:style-name="T2"> you launch QtCreator with the new QtCreator.desktop </text:span><text:span text:style-name="T4">which </text:span><text:span text:style-name="T2">will be aware of your environment variables (</text:span><text:span text:style-name="Source_20_Text"><text:span text:style-name="T24">$PATH</text:span></text:span><text:span text:style-name="T24">, </text:span><text:span text:style-name="Source_20_Text"><text:span text:style-name="T24">$PYTHONPATH</text:span></text:span><text:span text:style-name="T2"> and so on...) otherwise you will have to </text:span><text:span text:style-name="T1">launch </text:span><text:span text:style-name="Strong_20_Emphasis"><text:span text:style-name="T1">qtcreator</text:span></text:span><text:span text:style-name="T1"> from </text:span><text:span text:style-name="T2">a</text:span><text:span text:style-name="T1"> terminal.</text:span></text:p>
      <text:p text:style-name="P18"/>
      <text:p text:style-name="P19"><text:span text:style-name="T20">N</text:span>ow <text:span text:style-name="T20">we </text:span>need to <text:span text:style-name="T20">replace the symlink</text:span> CmakeLists.txt <text:span text:style-name="T20">in your catkin_ws/src folder to allow QtCreator to properly open the catkin projects located within catkin_ws/src folder</text:span>. This method work with qtcreator 3.<text:span text:style-name="T21">5</text:span>.1 on Ubuntu 14.04 (Trusty) with ROS Indigo.</text:p>
      <text:p text:style-name="P19"/>
      <text:p text:style-name="Text_20_body">Within your <text:span text:style-name="T20">catkin_ws/</text:span><text:span text:style-name="Source_20_Text">src</text:span> directory, check which file the symlink <text:span text:style-name="Source_20_Text"><text:span text:style-name="T28">CMakeLists.txt</text:span></text:span> points to. <text:span text:style-name="T20">For </text:span>Indigo on Trusty), <text:span text:style-name="Source_20_Text"><text:span text:style-name="T26">ls -l</text:span></text:span> <text:span text:style-name="T20">shows</text:span>:</text:p>
      <text:p text:style-name="Quotations"><text:soft-page-break/><text:span text:style-name="Source_20_Text"><text:span text:style-name="T29">CMakeLists.txt -&gt; /opt/ros/indigo/share/catkin/cmake/toplevel.cmake</text:span></text:span></text:p>
      <text:p text:style-name="P13"><text:span text:style-name="T20">This is the file (</text:span><text:span text:style-name="Source_20_Text"><text:span text:style-name="T30">toplevel.cmake</text:span></text:span><text:span text:style-name="Source_20_Text"><text:span text:style-name="T20">)</text:span></text:span><text:span text:style-name="T20"> we will copy and </text:span>replace the symlink with:</text:p>
      <text:p text:style-name="P28"><text:span text:style-name="Source_20_Text"><text:span text:style-name="T29">rm CMakeLists.txt</text:span></text:span></text:p>
      <text:p text:style-name="P28"><text:span text:style-name="Source_20_Text"><text:span text:style-name="T29">cp /opt/ros/indigo/share/catkin/cmake/toplevel.cmake C</text:span></text:span><text:span text:style-name="Source_20_Text"><text:span text:style-name="T30">M</text:span></text:span><text:span text:style-name="Source_20_Text"><text:span text:style-name="T29">akeLists.txt</text:span></text:span></text:p>
      <text:p text:style-name="P30"><text:span text:style-name="Source_20_Text"><text:span text:style-name="T9">Now make the </text:span></text:span><text:span text:style-name="Source_20_Text"><text:span text:style-name="T27">CMakeLists.txt</text:span></text:span><text:span text:style-name="Source_20_Text"><text:span text:style-name="T9"> writeable and executable.</text:span></text:span></text:p>
      <text:p text:style-name="P29"><text:span text:style-name="T31">c</text:span>hmod +w +x CMakeLists.txt</text:p>
      <text:p text:style-name="P8"><text:span text:style-name="T2">To <text:s/>load a project in QtCreator, </text:span><text:span text:style-name="T1">go to </text:span><text:span text:style-name="Strong_20_Emphasis"><text:span text:style-name="T1">File</text:span></text:span><text:span text:style-name="T1">-&gt;</text:span><text:span text:style-name="Strong_20_Emphasis"><text:span text:style-name="T1">Open Project</text:span></text:span><text:span text:style-name="T1"> and navigate to the </text:span><text:span text:style-name="Source_20_Text"><text:span text:style-name="T7">CMakeLists.txt</text:span></text:span><text:span text:style-name="T1"> of your </text:span><text:span text:style-name="T3">src folder</text:span><text:span text:style-name="T1"> (if you're using catkin that'd be </text:span><text:span text:style-name="Source_20_Text"><text:span text:style-name="T26">/path/to/catkin_ws/src/CMakeLists.txt</text:span></text:span><text:span text:style-name="T1">). </text:span></text:p>
      <text:p text:style-name="P8"><text:span text:style-name="T1">QtCreator will then ask you to choose a build directory. Simply select the build directory inside the package (or </text:span><text:span text:style-name="Source_20_Text"><text:span text:style-name="T26">/path/to/catkin_ws/build</text:span></text:span><text:span text:style-name="T26">/ </text:span><text:span text:style-name="T8">if using catkin</text:span><text:span text:style-name="T1">). Finally tell QtCreator to run CMake, and voilà you're done!</text:span></text:p>
      <text:p text:style-name="P10">NOTE: </text:p>
      <text:p text:style-name="P10">You need roscore running if you are using run to compile your code. Otherwise QT may hang while your program is looking for roscore.</text:p>
      <text:p text:style-name="P11"><text:span text:style-name="Strong_20_Emphasis"><text:span text:style-name="T19">If you get the following error </text:span></text:span></text:p>
      <text:p text:style-name="P11"><text:span text:style-name="Strong_20_Emphasis">"</text:span><text:span text:style-name="Strong_20_Emphasis"><text:span text:style-name="T23">Cannot create file /opt/ros/</text:span></text:span><text:span text:style-name="Strong_20_Emphasis"><text:span text:style-name="T25">indigo</text:span></text:span><text:span text:style-name="Strong_20_Emphasis"><text:span text:style-name="T23">/share/catkin/cmake/toplevel.cmake.user: Permission denied</text:span></text:span><text:span text:style-name="Strong_20_Emphasis">" </text:span></text:p>
      <text:p text:style-name="P11"><text:span text:style-name="Strong_20_Emphasis"><text:span text:style-name="T19">then follow the instruction above to create a </text:span></text:span><text:span text:style-name="Strong_20_Emphasis"><text:span text:style-name="T25">CmakeLists.txt</text:span></text:span><text:span text:style-name="Strong_20_Emphasis"><text:span text:style-name="T19"> from</text:span></text:span></text:p>
      <text:p text:style-name="P11"><text:span text:style-name="Strong_20_Emphasis"><text:span text:style-name="T19"><text:s/></text:span></text:span><text:span text:style-name="Strong_20_Emphasis"><text:span text:style-name="T25">/</text:span></text:span><text:span text:style-name="Strong_20_Emphasis"><text:span text:style-name="T23">opt/ros/</text:span></text:span><text:span text:style-name="Strong_20_Emphasis"><text:span text:style-name="T25">indigo</text:span></text:span><text:span text:style-name="Strong_20_Emphasis"><text:span text:style-name="T23">/share/catkin/cmake/toplevel.cmake</text:span></text:span></text:p>
      <text:p text:style-name="P9"/>
      <text:p text:style-name="P9">//<text:span text:style-name="T18">to make just a single package. This was to ensure the msg files were created before it is needed by other packages (i.e. rosarea and rosaria_client).</text:span></text:p>
      <text:p text:style-name="P14"><text:span text:style-name="T32">c</text:span>atkin_make –pkg rosaria </text:p>
      <text:p text:style-name="P12"/>
      <text:h text:style-name="Heading_20_1" text:outline-level="1">Example of publishing behaviour to test Sf dance and sound </text:h>
      <text:p text:style-name="P2"><text:s/>rostopic pub -1 /sf_tune/sf_tune_filename std_msgs/String "Happy.xml" | rostopic pub -1 /sf_dance/sf_dance_filename std_msgs/String "Happy.xml" </text:p>
      <text:p text:style-name="P2"/>
      <text:p text:style-name="P6"><text:s/>rostopic pub -1 /sf_head/sf_headMovement_filename std_msgs/String "Happy.xml" </text:p>
      <text:p text:style-name="P6"/>
      <text:p text:style-name="P3">#installing ros navigation package</text:p>
      <text:p text:style-name="P4">sudo apt-get install ros-indigo-navigation</text:p>
      <text:p text:style-name="P4"/>
      <text:p text:style-name="P5"><text:span text:style-name="T33">s</text:span>udo apt-get install ros-indigo-hokuyo-node </text:p>
      <text:p text:style-name="P5"><text:soft-page-break/></text:p>
      <text:h text:style-name="Heading_20_1" text:outline-level="1">Used the following commands for displaying sf-proto in rviz with joint state publisher gui</text:h>
      <text:p text:style-name="P7">roslaunch sf_description sf-proto_joint_state_publisher_GUI.launch</text:p>
      <text:p text:style-name="P7">roslaunch rviz rviz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2:13:20.968402640</meta:creation-date>
    <dc:date>2016-11-09T15:56:52.522753715</dc:date>
    <meta:editing-duration>PT8H26M2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7" meta:paragraph-count="161" meta:word-count="946" meta:character-count="8368" meta:non-whitespace-character-count="7320"/>
  </office:meta>
</office:document-meta>
</file>